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e673" officeooo:paragraph-rsid="0008e673"/>
    </style:style>
    <style:style style:name="P2" style:family="paragraph" style:parent-style-name="Standard">
      <style:text-properties officeooo:rsid="0008e673" officeooo:paragraph-rsid="0008e673"/>
    </style:style>
    <style:style style:name="P3" style:family="paragraph">
      <style:paragraph-properties fo:text-align="center"/>
    </style:style>
    <style:style style:name="P4" style:family="paragraph">
      <style:text-properties fo:font-size="12pt"/>
    </style:style>
    <style:style style:name="T1" style:family="text">
      <style:text-properties officeooo:rsid="000acc8e"/>
    </style:style>
    <style:style style:name="T2" style:family="text">
      <style:text-properties officeooo:rsid="000c3d0d"/>
    </style:style>
    <style:style style:name="T3" style:family="text">
      <style:text-properties officeooo:rsid="0013d6a9"/>
    </style:style>
    <style:style style:name="T4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9cm" fo:min-width="3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901cm" fo:min-width="3.4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Linienspitzen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ispiel:</text:p>
      <text:p text:style-name="P1">→ Datei a.java</text:p>
      <text:p text:style-name="P1"><draw:line text:anchor-type="paragraph" draw:z-index="3" draw:name="Form4" draw:style-name="gr1" draw:text-style-name="P3" svg:x1="5.14cm" svg:y1="2.611cm" svg:x2="2.812cm" svg:y2="0.018cm"><text:p/></draw:line><text:tab/>main(){</text:p>
      <text:p text:style-name="P1"><text:tab/><text:tab/>f1();</text:p>
      <text:p text:style-name="P1"><draw:line text:anchor-type="paragraph" draw:z-index="0" draw:name="Form1" draw:style-name="gr1" draw:text-style-name="P3" svg:x1="6.939cm" svg:y1="1.69cm" svg:x2="8.659cm" svg:y2="0.367cm"><text:p/></draw:line><text:tab/><text:tab/>f2();<text:tab/><text:tab/><text:tab/><text:tab/><text:tab/><text:tab/><text:tab/><text:tab/><text:tab/>a.class</text:p>
      <text:p text:style-name="P1"><text:tab/>}</text:p>
      <text:p text:style-name="P1"><text:tab/><text:tab/><text:tab/><text:tab/><text:tab/><text:tab/><text:tab/></text:p>
      <text:p text:style-name="P1"><draw:line text:anchor-type="paragraph" draw:z-index="1" draw:name="Form2" draw:style-name="gr1" draw:text-style-name="P3" svg:x1="6.939cm" svg:y1="0.229cm" svg:x2="8.659cm" svg:y2="0.229cm"><text:p/></draw:line><draw:line text:anchor-type="paragraph" draw:z-index="2" draw:name="Form3" draw:style-name="gr1" draw:text-style-name="P3" svg:x1="8.87cm" svg:y1="1.79cm" svg:x2="6.939cm" svg:y2="0.229cm"><text:p/></draw:line><draw:line text:anchor-type="paragraph" draw:z-index="4" draw:name="Form5" draw:style-name="gr1" draw:text-style-name="P3" svg:x1="2.785cm" svg:y1="0.414cm" svg:x2="5.14cm" svg:y2="0.176cm"><text:p/></draw:line><draw:line text:anchor-type="paragraph" draw:z-index="5" draw:name="Form6" draw:style-name="gr1" draw:text-style-name="P3" svg:x1="2.812cm" svg:y1="2.267cm" svg:x2="4.929cm" svg:y2="0.415cm"><text:p/></draw:line>→ Datei b.java<text:tab/><text:tab/><text:tab/><text:tab/>Compiler<text:tab/><text:tab/><text:tab/>b.class</text:p>
      <text:p text:style-name="P1"><text:tab/>f1(){</text:p>
      <text:p text:style-name="P1"><text:tab/>}</text:p>
      <text:p text:style-name="P1"><text:tab/><text:tab/><text:tab/><text:tab/><text:tab/><text:tab/><text:tab/><text:tab/><text:tab/><text:tab/><text:tab/><text:tab/>c.class</text:p>
      <text:p text:style-name="P1">→ Datei c.java</text:p>
      <text:p text:style-name="P1"><text:tab/>f2(){</text:p>
      <text:p text:style-name="P1"><text:tab/>}</text:p>
      <text:p text:style-name="P1"/>
      <text:p text:style-name="P1">– <text:span text:style-name="T1">JVM ist eine Schnittstelle zwischen Bytecode und System.</text:span></text:p>
      <text:p text:style-name="P1"><draw:custom-shape text:anchor-type="paragraph" draw:z-index="6" draw:name="Form7" draw:style-name="gr2" svg:width="3.44cm" svg:height="0.9cm" svg:x="0.669cm" svg:y="0.372cm"><text:p><text:tab/> Bytecode</text:p><draw:enhanced-geometry svg:viewBox="0 0 21600 21600" draw:type="rectangle" draw:enhanced-path="M 0 0 L 21600 0 21600 21600 0 21600 0 0 Z N"/></draw:custom-shape></text:p>
      <text:p text:style-name="P1"><text:tab/></text:p>
      <text:p text:style-name="P1"><draw:line text:anchor-type="paragraph" draw:z-index="9" draw:name="Form8" draw:style-name="gr4" draw:text-style-name="P3" svg:x1="2.388cm" svg:y1="0.88cm" svg:x2="2.388cm" svg:y2="0.139cm"><text:p/></draw:line></text:p>
      <text:p text:style-name="P1"><draw:custom-shape text:anchor-type="paragraph" draw:z-index="7" draw:name="Form7" draw:style-name="gr2" svg:width="3.44cm" svg:height="0.9cm" svg:x="0.589cm" svg:y="0.393cm"><text:p><text:tab/><text:tab/>JVM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10" draw:name="Form9" draw:style-name="gr4" draw:text-style-name="P3" svg:x1="2.335cm" svg:y1="0.954cm" svg:x2="2.309cm" svg:y2="0.478cm"><text:p/></draw:line></text:p>
      <text:p text:style-name="P1"><draw:custom-shape text:anchor-type="paragraph" draw:z-index="8" draw:name="Form7" draw:style-name="gr3" draw:text-style-name="P4" svg:width="3.442cm" svg:height="0.902cm" svg:x="0.669cm" svg:y="0.467cm"><text:p><text:span text:style-name="T4"><text:tab/></text:span><text:span text:style-name="T4"> <text:s text:c="2"/></text:span><text:span text:style-name="T4">System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>– Der Classloader der JVM läd die Klassen mit dem Bytecode in den Ram.</text:p>
      <text:p text:style-name="P1">– Die JVM (besitzt auch ein Interpreter mit seinem virtuellem Prozessor) Interpretiert den Bytecode.</text:p>
      <text:p text:style-name="P1">– <text:span text:style-name="T2">JIT (Just In Time compiler) findet durch Hotspot Technologie Stellen im Byte-Code, die rechenintensiver sind und werden während der Ausführung direkt in Maschinensprache übersetzt.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3:34:06.163875086</meta:creation-date>
    <meta:generator>LibreOffice/6.0.7.3$Linux_X86_64 LibreOffice_project/00m0$Build-3</meta:generator>
    <dc:date>2019-04-05T19:29:58.630844494</dc:date>
    <meta:editing-duration>PT2H56M46S</meta:editing-duration>
    <meta:editing-cycles>11</meta:editing-cycles>
    <meta:document-statistic meta:table-count="0" meta:image-count="0" meta:object-count="0" meta:page-count="1" meta:paragraph-count="19" meta:word-count="80" meta:character-count="566" meta:non-whitespace-character-count="456"/>
  </office:meta>
</office:document-meta>
</file>